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91.08mm" svg:height="156.45mm" svg:x="291.03mm" svg:y="12.48mm">
            <loext:p draw:notify-on-update-of-ranges="Arkusz1.A1:Arkusz1.A6 Arkusz1.B1:Arkusz1.B1 Arkusz1.B2:Arkusz1.B6 Arkusz1.C1:Arkusz1.C1 Arkusz1.C2:Arkusz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99.29mm" svg:y="175.31mm">
            <loext:p draw:notify-on-update-of-ranges="Arkusz1.A1:Arkusz1.A1 Arkusz1.A2:Arkusz1.A4 Arkusz1.B1:Arkusz1.B1 Arkusz1.B2:Arkusz1.B4 Arkusz1.A1:Arkusz1.A1 Arkusz1.A2:Arkusz1.A4 Arkusz1.C1:Arkusz1.C1 Arkusz1.C2:Arkusz1.C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T*2</text:p>
          </table:table-cell>
          <table:table-cell table:number-columns-repeated="3"/>
          <table:table-cell office:value-type="string" calcext:value-type="string">
            <text:p>T+1 n=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G2:.G21])" office:value-type="float" office:value="40.95" calcext:value-type="float">
            <text:p>40,95</text:p>
          </table:table-cell>
          <table:table-cell table:formula="of:=AVERAGE([.G23:.G42])" office:value-type="float" office:value="2.8" calcext:value-type="float">
            <text:p>2,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02" calcext:value-type="float">
            <text:p>202</text:p>
          </table:table-cell>
          <table:table-cell office:value-type="float" office:value="4558" calcext:value-type="float">
            <text:p>4558</text:p>
          </table:table-cell>
          <table:table-cell office:value-type="float" office:value="320909" calcext:value-type="float">
            <text:p>320909</text:p>
          </table:table-cell>
          <table:table-cell office:value-type="float" office:value="26796300" calcext:value-type="float">
            <text:p>26796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H2:.H21])" office:value-type="float" office:value="216.75" calcext:value-type="float">
            <text:p>216,75</text:p>
          </table:table-cell>
          <table:table-cell table:style-name="ce1" table:formula="of:=AVERAGE([.H23:.H42])" office:value-type="float" office:value="7.65" calcext:value-type="float">
            <text:p>7,6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4428" calcext:value-type="float">
            <text:p>4428</text:p>
          </table:table-cell>
          <table:table-cell office:value-type="float" office:value="316373" calcext:value-type="float">
            <text:p>316373</text:p>
          </table:table-cell>
          <table:table-cell office:value-type="float" office:value="26826400" calcext:value-type="float">
            <text:p>268264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AVERAGE([.I2:.I21])" office:value-type="float" office:value="4546.35" calcext:value-type="float">
            <text:p>4546,35</text:p>
          </table:table-cell>
          <table:table-cell table:style-name="ce1" table:formula="of:=AVERAGE([.I23:.I42])" office:value-type="float" office:value="58.15" calcext:value-type="float">
            <text:p>58,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72" calcext:value-type="float">
            <text:p>172</text:p>
          </table:table-cell>
          <table:table-cell office:value-type="float" office:value="4699" calcext:value-type="float">
            <text:p>4699</text:p>
          </table:table-cell>
          <table:table-cell office:value-type="float" office:value="314922" calcext:value-type="float">
            <text:p>314922</text:p>
          </table:table-cell>
          <table:table-cell office:value-type="float" office:value="27001900" calcext:value-type="float">
            <text:p>270019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table:formula="of:=AVERAGE([.J2:.J21])" office:value-type="float" office:value="318109.75" calcext:value-type="float">
            <text:p>318109,75</text:p>
          </table:table-cell>
          <table:table-cell table:formula="of:=AVERAGE([.J23:.J42])" office:value-type="float" office:value="568.25" calcext:value-type="float">
            <text:p>568,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4465" calcext:value-type="float">
            <text:p>4465</text:p>
          </table:table-cell>
          <table:table-cell office:value-type="float" office:value="317943" calcext:value-type="float">
            <text:p>317943</text:p>
          </table:table-cell>
          <table:table-cell office:value-type="float" office:value="26891200" calcext:value-type="float">
            <text:p>268912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table:formula="of:=AVERAGE([.K2:.K21])" office:value-type="float" office:value="26838030" calcext:value-type="float">
            <text:p>26838030</text:p>
          </table:table-cell>
          <table:table-cell table:formula="of:=AVERAGE([.K23:.K42])" office:value-type="float" office:value="6231.75" calcext:value-type="float">
            <text:p>6231,7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office:value-type="float" office:value="4373" calcext:value-type="float">
            <text:p>4373</text:p>
          </table:table-cell>
          <table:table-cell office:value-type="float" office:value="320981" calcext:value-type="float">
            <text:p>320981</text:p>
          </table:table-cell>
          <table:table-cell office:value-type="float" office:value="26809100" calcext:value-type="float">
            <text:p>26809100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4518" calcext:value-type="float">
            <text:p>4518</text:p>
          </table:table-cell>
          <table:table-cell office:value-type="float" office:value="317155" calcext:value-type="float">
            <text:p>317155</text:p>
          </table:table-cell>
          <table:table-cell office:value-type="float" office:value="26789900" calcext:value-type="float">
            <text:p>26789900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228" calcext:value-type="float">
            <text:p>228</text:p>
          </table:table-cell>
          <table:table-cell office:value-type="float" office:value="3940" calcext:value-type="float">
            <text:p>3940</text:p>
          </table:table-cell>
          <table:table-cell office:value-type="float" office:value="317313" calcext:value-type="float">
            <text:p>317313</text:p>
          </table:table-cell>
          <table:table-cell office:value-type="float" office:value="26811900" calcext:value-type="float">
            <text:p>2681190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211" calcext:value-type="float">
            <text:p>211</text:p>
          </table:table-cell>
          <table:table-cell office:value-type="float" office:value="4833" calcext:value-type="float">
            <text:p>4833</text:p>
          </table:table-cell>
          <table:table-cell office:value-type="float" office:value="318269" calcext:value-type="float">
            <text:p>318269</text:p>
          </table:table-cell>
          <table:table-cell office:value-type="float" office:value="26823100" calcext:value-type="float">
            <text:p>26823100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4337" calcext:value-type="float">
            <text:p>4337</text:p>
          </table:table-cell>
          <table:table-cell office:value-type="float" office:value="327384" calcext:value-type="float">
            <text:p>327384</text:p>
          </table:table-cell>
          <table:table-cell office:value-type="float" office:value="26784500" calcext:value-type="float">
            <text:p>26784500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4387" calcext:value-type="float">
            <text:p>4387</text:p>
          </table:table-cell>
          <table:table-cell office:value-type="float" office:value="317322" calcext:value-type="float">
            <text:p>317322</text:p>
          </table:table-cell>
          <table:table-cell office:value-type="float" office:value="26834900" calcext:value-type="float">
            <text:p>26834900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219" calcext:value-type="float">
            <text:p>219</text:p>
          </table:table-cell>
          <table:table-cell office:value-type="float" office:value="4350" calcext:value-type="float">
            <text:p>4350</text:p>
          </table:table-cell>
          <table:table-cell office:value-type="float" office:value="311034" calcext:value-type="float">
            <text:p>311034</text:p>
          </table:table-cell>
          <table:table-cell office:value-type="float" office:value="26793200" calcext:value-type="float">
            <text:p>26793200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4471" calcext:value-type="float">
            <text:p>4471</text:p>
          </table:table-cell>
          <table:table-cell office:value-type="float" office:value="314156" calcext:value-type="float">
            <text:p>314156</text:p>
          </table:table-cell>
          <table:table-cell office:value-type="float" office:value="26775600" calcext:value-type="float">
            <text:p>2677560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4557" calcext:value-type="float">
            <text:p>4557</text:p>
          </table:table-cell>
          <table:table-cell office:value-type="float" office:value="318743" calcext:value-type="float">
            <text:p>318743</text:p>
          </table:table-cell>
          <table:table-cell office:value-type="float" office:value="26870100" calcext:value-type="float">
            <text:p>26870100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5278" calcext:value-type="float">
            <text:p>5278</text:p>
          </table:table-cell>
          <table:table-cell office:value-type="float" office:value="315621" calcext:value-type="float">
            <text:p>315621</text:p>
          </table:table-cell>
          <table:table-cell office:value-type="float" office:value="26941000" calcext:value-type="float">
            <text:p>26941000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  <table:table-cell office:value-type="float" office:value="4733" calcext:value-type="float">
            <text:p>4733</text:p>
          </table:table-cell>
          <table:table-cell office:value-type="float" office:value="316985" calcext:value-type="float">
            <text:p>316985</text:p>
          </table:table-cell>
          <table:table-cell office:value-type="float" office:value="26855800" calcext:value-type="float">
            <text:p>26855800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291" calcext:value-type="float">
            <text:p>291</text:p>
          </table:table-cell>
          <table:table-cell office:value-type="float" office:value="4672" calcext:value-type="float">
            <text:p>4672</text:p>
          </table:table-cell>
          <table:table-cell office:value-type="float" office:value="324355" calcext:value-type="float">
            <text:p>324355</text:p>
          </table:table-cell>
          <table:table-cell office:value-type="float" office:value="26884100" calcext:value-type="float">
            <text:p>26884100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247" calcext:value-type="float">
            <text:p>247</text:p>
          </table:table-cell>
          <table:table-cell office:value-type="float" office:value="4459" calcext:value-type="float">
            <text:p>4459</text:p>
          </table:table-cell>
          <table:table-cell office:value-type="float" office:value="319456" calcext:value-type="float">
            <text:p>319456</text:p>
          </table:table-cell>
          <table:table-cell office:value-type="float" office:value="26784900" calcext:value-type="float">
            <text:p>26784900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4721" calcext:value-type="float">
            <text:p>4721</text:p>
          </table:table-cell>
          <table:table-cell office:value-type="float" office:value="318770" calcext:value-type="float">
            <text:p>318770</text:p>
          </table:table-cell>
          <table:table-cell office:value-type="float" office:value="26799900" calcext:value-type="float">
            <text:p>26799900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259" calcext:value-type="float">
            <text:p>259</text:p>
          </table:table-cell>
          <table:table-cell office:value-type="float" office:value="4648" calcext:value-type="float">
            <text:p>4648</text:p>
          </table:table-cell>
          <table:table-cell office:value-type="float" office:value="316303" calcext:value-type="float">
            <text:p>316303</text:p>
          </table:table-cell>
          <table:table-cell office:value-type="float" office:value="26854100" calcext:value-type="float">
            <text:p>2685410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4500" calcext:value-type="float">
            <text:p>4500</text:p>
          </table:table-cell>
          <table:table-cell office:value-type="float" office:value="318201" calcext:value-type="float">
            <text:p>318201</text:p>
          </table:table-cell>
          <table:table-cell office:value-type="float" office:value="26832700" calcext:value-type="float">
            <text:p>268327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*2 n=1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76" calcext:value-type="float">
            <text:p>576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74" calcext:value-type="float">
            <text:p>574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85" calcext:value-type="float">
            <text:p>585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51" calcext:value-type="float">
            <text:p>551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51" calcext:value-type="float">
            <text:p>551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50" calcext:value-type="float">
            <text:p>550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51" calcext:value-type="float">
            <text:p>551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66" calcext:value-type="float">
            <text:p>566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79" calcext:value-type="float">
            <text:p>579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76" calcext:value-type="float">
            <text:p>576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96" calcext:value-type="float">
            <text:p>596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68" calcext:value-type="float">
            <text:p>568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51" calcext:value-type="float">
            <text:p>551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68" calcext:value-type="float">
            <text:p>568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53" calcext:value-type="float">
            <text:p>553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50" calcext:value-type="float">
            <text:p>550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87" calcext:value-type="float">
            <text:p>587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87" calcext:value-type="float">
            <text:p>587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55" calcext:value-type="float">
            <text:p>555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91" calcext:value-type="float">
            <text:p>591</text:p>
          </table:table-cell>
          <table:table-cell office:value-type="float" office:value="6257" calcext:value-type="float">
            <text:p>6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9:24:13.553782106</meta:creation-date>
    <dc:date>2017-03-23T12:00:12.877506710</dc:date>
    <meta:editing-duration>PT8M51S</meta:editing-duration>
    <meta:editing-cycles>1</meta:editing-cycles>
    <meta:document-statistic meta:table-count="1" meta:cell-count="22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9cm" svg:height="15.646cm" xlink:href=".." xlink:type="simple" chart:class="chart:scatter" chart:style-name="ch1">
        <chart:legend chart:legend-position="end" svg:x="17.156cm" svg:y="7.275cm" style:legend-expansion="high" chart:style-name="ch2"/>
        <chart:plot-area chart:style-name="ch3" table:cell-range-address="Arkusz1.A1:Arkusz1.C6" chart:data-source-has-labels="both" svg:x="0.718cm" svg:y="0.458cm" svg:width="15.586cm" svg:height="14.396cm">
          <chartooo:coordinate-region svg:x="2.451cm" svg:y="0.657cm" svg:width="13.388cm" svg:height="13.55cm"/>
          <chart:axis chart:dimension="x" chart:name="primary-x" chart:style-name="ch4" chartooo:axis-type="auto">
            <chart:categories table:cell-range-address="Arkusz1.A1:Arkusz1.A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6" chart:label-cell-address="Arkusz1.B1:Arkusz1.B1" chart:class="chart:scatter">
            <chart:domain table:cell-range-address="Arkusz1.A1:Arkusz1.A6"/>
            <chart:data-point chart:repeated="5"/>
          </chart:series>
          <chart:series chart:style-name="ch7" chart:values-cell-range-address="Arkusz1.C2:Arkusz1.C6" chart:label-cell-address="Arkusz1.C1:Arkusz1.C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+1</text:p>
                <draw:g>
                  <svg:desc>Arkusz1.B1:Arkusz1.B1</svg:desc>
                </draw:g>
              </table:table-cell>
              <table:table-cell office:value-type="string">
                <text:p>T*2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Arkusz1.A1:Arkusz1.A6</svg:desc>
                </draw:g>
              </table:table-cell>
              <table:table-cell office:value-type="float" office:value="40.95">
                <text:p>40.95</text:p>
                <draw:g>
                  <svg:desc>Arkusz1.B2:Arkusz1.B6</svg:desc>
                </draw:g>
              </table:table-cell>
              <table:table-cell office:value-type="float" office:value="2.8">
                <text:p>2.8</text:p>
                <draw:g>
                  <svg:desc>Arkusz1.C2:Arkusz1.C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.75">
                <text:p>216.7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546.35">
                <text:p>4546.35</text:p>
              </table:table-cell>
              <table:table-cell office:value-type="float" office:value="58.15">
                <text:p>58.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8109.75">
                <text:p>318109.75</text:p>
              </table:table-cell>
              <table:table-cell office:value-type="float" office:value="568.25">
                <text:p>568.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6838030">
                <text:p>26838030</text:p>
              </table:table-cell>
              <table:table-cell office:value-type="float" office:value="6231.75">
                <text:p>623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45cm" svg:y="3.954cm" style:legend-expansion="high" chart:style-name="ch2"/>
        <chart:plot-area chart:style-name="ch3" table:cell-range-address="Arkusz1.A1:Arkusz1.C4" chart:data-source-has-labels="row" svg:x="0.319cm" svg:y="0.18cm" svg:width="13.407cm" svg:height="8.645cm">
          <chartooo:coordinate-region svg:x="1.311cm" svg:y="0.379cm" svg:width="12.04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4" chart:label-cell-address="Arkusz1.B1:Arkusz1.B1" chart:class="chart:scatter">
            <chart:domain table:cell-range-address="Arkusz1.A2:Arkusz1.A4"/>
            <chart:data-point chart:repeated="3"/>
          </chart:series>
          <chart:series chart:style-name="ch7" chart:values-cell-range-address="Arkusz1.C2:Arkusz1.C4" chart:label-cell-address="Arkusz1.C1:Arkusz1.C1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+1</text:p>
                <draw:g>
                  <svg:desc>Arkusz1.B1:Arkusz1.B1</svg:desc>
                </draw:g>
              </table:table-cell>
              <table:table-cell office:value-type="string">
                <text:p>T*2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2:Arkusz1.A4</svg:desc>
                </draw:g>
              </table:table-cell>
              <table:table-cell office:value-type="float" office:value="40.95">
                <text:p>40.95</text:p>
                <draw:g>
                  <svg:desc>Arkusz1.B2:Arkusz1.B4</svg:desc>
                </draw:g>
              </table:table-cell>
              <table:table-cell office:value-type="float" office:value="2.8">
                <text:p>2.8</text:p>
                <draw:g>
                  <svg:desc>Arkusz1.C2:Arkusz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6.75">
                <text:p>216.7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546.35">
                <text:p>4546.35</text:p>
              </table:table-cell>
              <table:table-cell office:value-type="float" office:value="58.15">
                <text:p>58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